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00000" style:font-name="Verdana" fo:letter-spacing="normal" fo:language="en" fo:country="US" fo:font-style="normal"/>
    </style:style>
    <style:style style:name="P2" style:family="paragraph" style:parent-style-name="Heading_20_1">
      <style:text-properties fo:language="en" fo:country="US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master-page-name="">
      <style:paragraph-properties fo:margin-left="0cm" fo:margin-right="0cm" fo:margin-top="0.102cm" fo:margin-bottom="0.314cm" fo:text-indent="0.499cm" style:auto-text-indent="false" style:page-number="auto"/>
      <style:text-properties fo:language="en" fo:country="US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Footer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Project Overview</text:h>
      <text:h text:style-name="P2" text:outline-level="1">Problem description</text:h>
      <text:p text:style-name="P6">Acceptance testing (AT) is the most adequate method to prove that the product conforms to the users requirements. In the same time AT is the most time- and labor-consuming sort of testing, it often demand a lot of manual operations (especially in the embedded area).</text:p>
      <text:p text:style-name="Text_20_body"><text:span text:style-name="T1">The tool able to automatize AT of electronic blocks could considerably accelerate and facilitate the design of embedded systems and at the same time increase their quality.</text:span></text:p>
      <text:h text:style-name="P2" text:outline-level="1">Goal of the project</text:h>
      <text:p text:style-name="Text_20_body"><text:span text:style-name="T1">The goal of the project “Accepta” (Project) is a development of the toolkit for AT of embedded systems.</text:span></text:p>
      <text:h text:style-name="P2" text:outline-level="1">Scope of the project</text:h>
      <text:list xml:id="list8717061760038554943" text:style-name="L1">
        <text:list-item>
          <text:p text:style-name="P3"><text:span text:style-name="T1">Hardware part</text:span></text:p>
        </text:list-item>
      </text:list>
      <text:list xml:id="list3376937549855249055" text:style-name="L2">
        <text:list-item>
          <text:list>
            <text:list-item>
              <text:p text:style-name="P4"><text:span text:style-name="T1">Interface board (IB) to connect a system under test (SUT) to a developer's workstation (PC)</text:span></text:p>
            </text:list-item>
          </text:list>
        </text:list-item>
      </text:list>
      <text:list xml:id="list24312551" text:continue-list="list8717061760038554943" text:style-name="L1">
        <text:list-item>
          <text:p text:style-name="P3"><text:span text:style-name="T1">Software part</text:span></text:p>
        </text:list-item>
      </text:list>
      <text:list xml:id="list5835121258856393165" text:style-name="L3">
        <text:list-item>
          <text:list>
            <text:list-item>
              <text:p text:style-name="P5"><text:span text:style-name="T1">Protocol for information exchange between IB and PC</text:span></text:p>
            </text:list-item>
            <text:list-item>
              <text:p text:style-name="P5"><text:span text:style-name="T1">Testing framework for interpreting of test scenarios and evaluate results of their execution</text:span></text:p>
            </text:list-item>
          </text:list>
        </text:list-item>
      </text:list>
      <text:h text:style-name="P2" text:outline-level="1">Development methodology</text:h>
      <text:p text:style-name="Text_20_body"><text:span text:style-name="T1">The Project will be implemented using agile methodologies. It's desirable to use its results for self-test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Verdana" svg:font-family="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0.499cm" style:auto-text-indent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20__3f__3f__3f__3f__3f_" style:display-name="???????? ?????" style:family="paragraph" style:parent-style-name="_3f__3f__3f__3f__3f__3f__3f_">
      <style:paragraph-properties fo:margin-top="0cm" fo:margin-bottom="0.212cm" fo:hyphenation-ladder-count="no-limit"/>
      <style:text-properties fo:font-size="12pt" fo:language="de" fo:country="DE" style:font-size-asian="12pt" style:font-size-complex="12pt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ccepta - Project Overview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4M45S</meta:editing-duration>
    <meta:editing-cycles>8</meta:editing-cycles>
    <meta:generator>OpenOffice/4.1.2$Win32 OpenOffice.org_project/412m3$Build-9782</meta:generator>
    <dc:date>2016-03-27T04:14:41.55</dc:date>
    <dc:creator>Олег Хачкинаев</dc:creator>
    <meta:document-statistic meta:table-count="0" meta:image-count="0" meta:object-count="0" meta:page-count="1" meta:paragraph-count="16" meta:word-count="170" meta:character-count="1042"/>
    <meta:user-defined meta:name="Info 1"/>
    <meta:user-defined meta:name="Info 2"/>
    <meta:user-defined meta:name="Info 3"/>
    <meta:user-defined meta:name="Info 4"/>
  </office:meta>
</office:document-meta>
</file>